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b0a9" officeooo:paragraph-rsid="0011b0a9"/>
    </style:style>
    <style:style style:name="P2" style:family="paragraph" style:parent-style-name="Standard">
      <style:text-properties officeooo:rsid="0011b0a9" officeooo:paragraph-rsid="0011b0a9"/>
    </style:style>
    <style:style style:name="P3" style:family="paragraph" style:parent-style-name="Standard">
      <style:text-properties officeooo:rsid="0012cde3" officeooo:paragraph-rsid="0012cde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Morning :</text:p>
      <text:p text:style-name="P1">-------------</text:p>
      <text:p text:style-name="P1"/>
      <text:p text:style-name="P3">Integration Testing :</text:p>
      <text:p text:style-name="P3"/>
      <text:p text:style-name="P3">Controller Testing :</text:p>
      <text:p text:style-name="P3">----------------------</text:p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3T09:37:36.305989848</meta:creation-date>
    <meta:generator>LibreOffice/7.3.7.2$Linux_X86_64 LibreOffice_project/30$Build-2</meta:generator>
    <dc:date>2022-12-23T16:29:24.830965517</dc:date>
    <meta:editing-duration>PT40S</meta:editing-duration>
    <meta:editing-cycles>2</meta:editing-cycles>
    <meta:document-statistic meta:table-count="0" meta:image-count="0" meta:object-count="0" meta:page-count="1" meta:paragraph-count="5" meta:word-count="10" meta:character-count="85" meta:non-whitespace-character-count="80"/>
  </office:meta>
</office:document-meta>
</file>